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D DE MULTISERVICIOS REGINALES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0729811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PAN FRANCIA, ALEX JHO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0630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9699142</text:p>
          </table:table-cell>
          <table:table-cell table:style-name="Tabla2.A2" office:value-type="string">
            <text:p text:style-name="P7">1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HICHEN BABY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14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